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T129" style:parent-style-name="Fuentedepárrafopredeter." style:family="text">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3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4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span text:style-name="T129">()”.</text:span></text:p>
      <text:p text:style-name="P130"/>
      <text:p text:style-name="P131"/>
      <text:p text:style-name="Standard"><text:span text:style-name="T132">PROBAR A HACER HOUGH A PARTES DE <text:s/>LA IMAGEN, POR EJEMPLO HACER TRES HOUGHs, UNO DEL PRIMER TERCIO DE LA ALTURA, OTRO DEL SEGUNDO Y OTRO DEL TERCERO</text:span></text:p>
      <text:p text:style-name="P133"/>
      <text:p text:style-name="P134">MIRAR LO DE AÑADIR LOS 20 PÍXELES POR ARRIBA Y POR ABAJO, REVISAR QUE SOLO SE HAGA EN LAS PAREJAS DIRECTAMENTE DETECTADAS Y QUE TAMBIÉN SE USE LOS DATOS DE LAS PAREJAS SIN ESE ENSANCHE PARA HACER LOS CÁLCULOS</text:p>
      <text:p text:style-name="P135"/>
      <text:p text:style-name="P136">SE DEBE DE HACER UN ALGORITMO ITERATIVO DE TAL MANERA QUE SI POR EJEMPLO FORMAMOS UNA PAREJA EN LOS PRODUCTOS, EL ALGORITMO RECONOZCA DE ALGUNA MANERA QUE ESA PAREJA ESTÁ MAL PARA DESECHARLA Y BUSCAR OTRA</text:p>
      <text:p text:style-name="P137"/>
      <text:p text:style-name="P138">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39"/>
      <text:p text:style-name="P140">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41"/>
      <text:p text:style-name="P142">MIRAR CÓMO HACER EL RELLENO DE LÍNEAS SUELTAS HACIA EL LADO CORRECTO</text:p>
      <text:p text:style-name="P143"/>
      <text:p text:style-name="P144">MIRAR SI EN VEZ DE CREAR LAS BANDAS HORIZONTALES SOLO USANDO LAS ALTURAS, USAR MEJOR LAS LÍNEAS DETECTADAS CON SU INCLINACIÓN INCLUÍDA (SI LA TIENEN)</text:p>
      <text:p text:style-name="P145"/>
      <text:p text:style-name="P146">EN VEZ DE HACER UN CÓDIGO TAN LARGO, HACER FUNCIONES E IMPORTARLAS COMO EN AMPLI DE ROBÓTICA</text:p>
      <text:p text:style-name="P147"/>
      <text:p text:style-name="Standard"><text:span text:style-name="T148">pip install opencv-contrib-python</text:span></text:p>
      <text:p text:style-name="Standard"/>
      <text:p text:style-name="Standard"/>
      <text:p text:style-name="Standard"/>
      <text:p text:style-name="P14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02T13:31:00Z</dc:date>
    <meta:template xlink:href="Normal.dotm" xlink:type="simple"/>
    <meta:editing-cycles>122</meta:editing-cycles>
    <meta:editing-duration>PT321480S</meta:editing-duration>
    <meta:document-statistic meta:page-count="8" meta:paragraph-count="38" meta:word-count="2946" meta:character-count="19111" meta:row-count="135" meta:non-whitespace-character-count="16203"/>
  </office:meta>
</office:document-meta>
</file>